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366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5902in"/>
    </style:style>
    <style:style style:name="co7" style:family="table-column">
      <style:table-column-properties fo:break-before="auto" style:column-width="1.74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quest Count</text:p>
          </table:table-cell>
          <table:table-cell office:value-type="string" calcext:value-type="string">
            <text:p>Failure Count</text:p>
          </table:table-cell>
          <table:table-cell office:value-type="string" calcext:value-type="string">
            <text:p>Median Response Time</text:p>
          </table:table-cell>
          <table:table-cell office:value-type="string" calcext:value-type="string">
            <text:p>Average Response Time</text:p>
          </table:table-cell>
        </table:table-row>
        <table:table-row table:style-name="ro1">
          <table:table-cell office:value-type="string" calcext:value-type="string">
            <text:p>Initial repor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3018" calcext:value-type="float">
            <text:p>30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78370815872846" calcext:value-type="float">
            <text:p>2.78370815872846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urchasePlaces</text:p>
          </table:table-cell>
          <table:table-cell office:value-type="float" office:value="2951" calcext:value-type="float">
            <text:p>2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02002303593075" calcext:value-type="float">
            <text:p>3.02002303593075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showSummary</text:p>
          </table:table-cell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95443935056486" calcext:value-type="float">
            <text:p>2.95443935056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gated</text:p>
          </table:table-cell>
          <table:table-cell office:value-type="float" office:value="9044" calcext:value-type="float">
            <text:p>90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9188655688922" calcext:value-type="float">
            <text:p>2.918865568892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dated dependenci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3317" calcext:value-type="float">
            <text:p>3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5201616701007" calcext:value-type="float">
            <text:p>2.55201616701007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urchasePlaces</text:p>
          </table:table-cell>
          <table:table-cell office:value-type="float" office:value="3286" calcext:value-type="float">
            <text:p>3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73756974073546" calcext:value-type="float">
            <text:p>2.73756974073546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showSummary</text:p>
          </table:table-cell>
          <table:table-cell office:value-type="float" office:value="3191" calcext:value-type="float">
            <text:p>31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68424865433632" calcext:value-type="float">
            <text:p>2.684248654336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gated</text:p>
          </table:table-cell>
          <table:table-cell office:value-type="float" office:value="9794" calcext:value-type="float">
            <text:p>97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65735442618096" calcext:value-type="float">
            <text:p>2.6573544261809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ints updat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0597576527061" calcext:value-type="float">
            <text:p>3.50597576527061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urchasePlaces</text:p>
          </table:table-cell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7026300127312" calcext:value-type="float">
            <text:p>3.77026300127312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showSummary</text:p>
          </table:table-cell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6675811294545" calcext:value-type="float">
            <text:p>3.66758112945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gated</text:p>
          </table:table-cell>
          <table:table-cell office:value-type="float" office:value="7202" calcext:value-type="float">
            <text:p>7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64765654247585" calcext:value-type="float">
            <text:p>3.647656542475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eck poi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2293" calcext:value-type="float">
            <text:p>22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1448894547725" calcext:value-type="float">
            <text:p>3.71448894547725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urchasePlaces</text:p>
          </table:table-cell>
          <table:table-cell office:value-type="float" office:value="2217" calcext:value-type="float">
            <text:p>22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0210648101207" calcext:value-type="float">
            <text:p>4.0210648101207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showSummary</text:p>
          </table:table-cell>
          <table:table-cell office:value-type="float" office:value="2243" calcext:value-type="float">
            <text:p>22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93885237762963" calcext:value-type="float">
            <text:p>3.938852377629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gated</text:p>
          </table:table-cell>
          <table:table-cell office:value-type="float" office:value="6753" calcext:value-type="float">
            <text:p>67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8965936902713" calcext:value-type="float">
            <text:p>3.8896593690271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st competition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1257175194494" calcext:value-type="float">
            <text:p>3.51257175194494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urchasePlaces</text:p>
          </table:table-cell>
          <table:table-cell office:value-type="float" office:value="2367" calcext:value-type="float">
            <text:p>23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7081873007065" calcext:value-type="float">
            <text:p>3.87081873007065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showSummary</text:p>
          </table:table-cell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3359526186089" calcext:value-type="float">
            <text:p>3.73359526186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gated</text:p>
          </table:table-cell>
          <table:table-cell office:value-type="float" office:value="7069" calcext:value-type="float">
            <text:p>70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0631713044617" calcext:value-type="float">
            <text:p>3.7063171304461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ces booke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0244179688907" calcext:value-type="float">
            <text:p>3.50244179688907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urchasePlaces</text:p>
          </table:table-cell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477820613049" calcext:value-type="float">
            <text:p>3.8477820613049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showSummary</text:p>
          </table:table-cell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8446062046332" calcext:value-type="float">
            <text:p>3.78446062046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gated</text:p>
          </table:table-cell>
          <table:table-cell office:value-type="float" office:value="7077" calcext:value-type="float">
            <text:p>707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1380693077493" calcext:value-type="float">
            <text:p>3.7138069307749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ints boar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4150130825878" calcext:value-type="float">
            <text:p>3.54150130825878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urchasePlaces</text:p>
          </table:table-cell>
          <table:table-cell office:value-type="float" office:value="2371" calcext:value-type="float">
            <text:p>23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9336897170657" calcext:value-type="float">
            <text:p>3.89336897170657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showSummary</text:p>
          </table:table-cell>
          <table:table-cell office:value-type="float" office:value="2322" calcext:value-type="float">
            <text:p>23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8561288888079" calcext:value-type="float">
            <text:p>3.785612888880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gated</text:p>
          </table:table-cell>
          <table:table-cell office:value-type="float" office:value="7006" calcext:value-type="float">
            <text:p>70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4148779416215" calcext:value-type="float">
            <text:p>3.741487794162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rong ur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507177207941" calcext:value-type="float">
            <text:p>3.3507177207941</text:p>
          </table:table-cell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points-board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39755371107408" calcext:value-type="float">
            <text:p>3.39755371107408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urchasePlaces</text:p>
          </table:table-cell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68263918800855" calcext:value-type="float">
            <text:p>3.68263918800855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showSummary</text:p>
          </table:table-cell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56572715353539" calcext:value-type="float">
            <text:p>3.56572715353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gated</text:p>
          </table:table-cell>
          <table:table-cell office:value-type="float" office:value="7492" calcext:value-type="float">
            <text:p>7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49618714656635" calcext:value-type="float">
            <text:p>3.4961871465663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ailable plac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84501936265917" calcext:value-type="float">
            <text:p>2.84501936265917</text:p>
          </table:table-cell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points-board</text:p>
          </table:table-cell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846646997741" calcext:value-type="float">
            <text:p>2.846646997741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urchasePlaces</text:p>
          </table:table-cell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1579041209057" calcext:value-type="float">
            <text:p>3.1579041209057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showSummary</text:p>
          </table:table-cell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06439719207117" calcext:value-type="float">
            <text:p>3.06439719207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gated</text:p>
          </table:table-cell>
          <table:table-cell office:value-type="float" office:value="8771" calcext:value-type="float">
            <text:p>8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97885877083632" calcext:value-type="float">
            <text:p>2.9788587708363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p structur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</text:p>
          </table:table-cell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4058848662935" calcext:value-type="float">
            <text:p>3.74058848662935</text:p>
          </table:table-cell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points-board</text:p>
          </table:table-cell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0785419681988" calcext:value-type="float">
            <text:p>3.80785419681988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purchase-places</text:p>
          </table:table-cell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11455852688972" calcext:value-type="float">
            <text:p>4.11455852688972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/show-summary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01762760367454" calcext:value-type="float">
            <text:p>4.01762760367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gated</text:p>
          </table:table-cell>
          <table:table-cell office:value-type="float" office:value="6687" calcext:value-type="float">
            <text:p>66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92277209197116" calcext:value-type="float">
            <text:p>3.92277209197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Droid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09:56:52.005885623</meta:creation-date>
    <dc:date>2024-11-29T10:06:53.330545793</dc:date>
    <meta:editing-duration>PT10M2S</meta:editing-duration>
    <meta:editing-cycles>1</meta:editing-cycles>
    <meta:document-statistic meta:table-count="1" meta:cell-count="265" meta:object-count="0"/>
    <meta:generator>LibreOffice/24.2.7.2$Linux_X86_64 LibreOffice_project/420$Build-2</meta:generator>
  </office:meta>
</office:document-meta>
</file>